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/>
    <style:font-face style:name="Arimo" svg:font-family="Arimo" style:font-family-generic="swiss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14.201cm" fo:margin-left="0.097cm" style:page-number="auto" table:align="left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6.701cm"/>
    </style:style>
    <style:style style:name="Table1.C" style:family="table-column">
      <style:table-column-properties style:column-width="4.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dbc36" officeooo:paragraph-rsid="000dbc36"/>
    </style:style>
    <style:style style:name="P2" style:family="paragraph" style:parent-style-name="Standard">
      <style:text-properties officeooo:rsid="000e58b0" officeooo:paragraph-rsid="000e58b0"/>
    </style:style>
    <style:style style:name="P3" style:family="paragraph" style:parent-style-name="Standard">
      <style:text-properties officeooo:rsid="000e7d2f" officeooo:paragraph-rsid="000e7d2f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e58b0" officeooo:paragraph-rsid="000e58b0"/>
    </style:style>
    <style:style style:name="P5" style:family="paragraph" style:parent-style-name="Preformatted_20_Text">
      <style:text-properties officeooo:paragraph-rsid="000e58b0"/>
    </style:style>
    <style:style style:name="P6" style:family="paragraph" style:parent-style-name="Preformatted_20_Text">
      <style:text-properties fo:font-size="8pt" officeooo:paragraph-rsid="000e58b0" style:font-size-asian="8pt" style:font-size-complex="8pt"/>
    </style:style>
    <style:style style:name="T1" style:family="text">
      <style:text-properties officeooo:rsid="000e5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data was gathered by <text:s/>running a lateral scan of the MW1 system. </text:p>
      <text:p text:style-name="P1">This is a single rack AS-5 installation that ran MS-93 at the moment of the scan.</text:p>
      <text:p text:style-name="P1">The system was scanned from the factory installer running at <text:s/>10.108.56.71 by running a series of <text:s/>nmap discovery scans on the different vlans.</text:p>
      <text:p text:style-name="P1">This approach allows to scan both the public facing scaler nodes and the column nodes.</text:p>
      <text:p text:style-name="P1"/>
      <text:p text:style-name="P1">The commands <text:span text:style-name="T1">used to run the scan </text:span>where as follows:</text:p>
      <text:p text:style-name="P5"/>
      <text:p text:style-name="P6">for nets in $(ip a | grep inet | grep -v inet6 | awk '{print $2;}')</text:p>
      <text:p text:style-name="P6"><text:tab/>do address=$(echo $nets|awk -F"/" '{print $1}'); mask=$(echo $nets|awk -F"/" '{print $2}')</text:p>
      <text:p text:style-name="P6"><text:tab/>if [ "$address" != <text:s/>"127.0.0.1" ]; then </text:p>
      <text:p text:style-name="P6"><text:tab/><text:tab/>oct1=${address%%.*}</text:p>
      <text:p text:style-name="P6"><text:tab/><text:tab/>if [ $oct1 == "172" ]; then <text:s/></text:p>
      <text:p text:style-name="P6"><text:tab/><text:tab/><text:tab/>nmap $(ipcalc $address/$mask | grep Network | awk '{print $2;}');</text:p>
      <text:p text:style-name="P6"><text:tab/><text:tab/>fi</text:p>
      <text:p text:style-name="P6"><text:span text:style-name="T1"><text:tab/>f</text:span>i;</text:p>
      <text:p text:style-name="P6">done 2&gt;&amp;1 &gt;scanresult.txt</text:p>
      <text:p text:style-name="Preformatted_20_Text"/>
      <text:p text:style-name="P2">Which results in the following networks being scanned.</text:p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172.16.0.0/19 </text:p>
          </table:table-cell>
          <table:table-cell table:style-name="Table1.B1" office:value-type="string">
            <text:p text:style-name="P2">Found addresses are 172.16.1.xx</text:p>
          </table:table-cell>
          <table:table-cell table:style-name="Table1.C1" office:value-type="string">
            <text:p text:style-name="P2">Scaler network</text:p>
          </table:table-cell>
        </table:table-row>
        <table:table-row>
          <table:table-cell table:style-name="Table1.A2" office:value-type="string">
            <text:p text:style-name="P2">172.16.32.0/19</text:p>
          </table:table-cell>
          <table:table-cell table:style-name="Table1.B2" office:value-type="string">
            <text:p text:style-name="P2">Found addresses are 172.16.51.xx</text:p>
          </table:table-cell>
          <table:table-cell table:style-name="Table1.C2" office:value-type="string">
            <text:p text:style-name="P2">Colunm network</text:p>
          </table:table-cell>
        </table:table-row>
        <table:table-row>
          <table:table-cell table:style-name="Table1.A2" office:value-type="string">
            <text:p text:style-name="P2">172.16.96.0/19</text:p>
          </table:table-cell>
          <table:table-cell table:style-name="Table1.B2" office:value-type="string">
            <text:p text:style-name="P2">Found addresses are 172.16.101.xx</text:p>
          </table:table-cell>
          <table:table-cell table:style-name="Table1.C2" office:value-type="string">
            <text:p text:style-name="P2">Scaler network</text:p>
          </table:table-cell>
        </table:table-row>
        <table:table-row>
          <table:table-cell table:style-name="Table1.A2" office:value-type="string">
            <text:p text:style-name="P2">172.16.128.0/19</text:p>
          </table:table-cell>
          <table:table-cell table:style-name="Table1.B2" office:value-type="string">
            <text:p text:style-name="P2">Found addresses are 172.16.151.xx</text:p>
          </table:table-cell>
          <table:table-cell table:style-name="Table1.C2" office:value-type="string">
            <text:p text:style-name="P2">Colunm network</text:p>
          </table:table-cell>
        </table:table-row>
        <table:table-row>
          <table:table-cell table:style-name="Table1.A2" office:value-type="string">
            <text:p text:style-name="P2">172.16.192.0/19</text:p>
          </table:table-cell>
          <table:table-cell table:style-name="Table1.B2" office:value-type="string">
            <text:p text:style-name="P2">Found addresses are 172.16.201.xx</text:p>
          </table:table-cell>
          <table:table-cell table:style-name="Table1.C2" office:value-type="string">
            <text:p text:style-name="P2">IPMI network</text:p>
          </table:table-cell>
        </table:table-row>
      </table:table>
      <text:p text:style-name="P2"/>
      <text:p text:style-name="P2"/>
      <text:p text:style-name="P2">this produced a list that contains all the open ports found on those networks at the moment of the scan. <text:s/>The public interfaces 10.108.56.216/217/218 where not included in the scan to avoid getting information from other systems.</text:p>
      <text:p text:style-name="P2"/>
      <text:p text:style-name="P2">We can assume that when a certain port is present on multiple interfaces for a specific machine that the service behind this port is bound to all interfaces of this node.</text:p>
      <text:p text:style-name="P2"/>
      <text:p text:style-name="P2">We will not consider the connections on the ipmi networks </text:p>
      <text:p text:style-name="P2"/>
      <text:p text:style-name="P2">Services that are bound to 0.0.0.0</text:p>
      <text:p text:style-name="P3">ssh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/>
    <style:font-face style:name="Arimo" svg:font-family="Arimo" style:font-family-generic="swiss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GB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nos" fo:font-family="Tino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nos" fo:font-family="Tino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nos" fo:font-family="Tinos"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Baeyens</meta:initial-creator>
    <meta:creation-date>2016-08-01T13:30:47.063199033</meta:creation-date>
    <dc:date>2016-08-03T17:47:23.376164425</dc:date>
    <dc:creator>Erwin Baeyens</dc:creator>
    <meta:editing-duration>P2DT3H7M58S</meta:editing-duration>
    <meta:editing-cycles>1</meta:editing-cycles>
    <meta:document-statistic meta:table-count="1" meta:image-count="0" meta:object-count="0" meta:page-count="1" meta:paragraph-count="36" meta:word-count="263" meta:character-count="1642" meta:non-whitespace-character-count="1390"/>
    <meta:generator>LibreOffice/5.0.6.2$Linux_X86_64 LibreOffice_project/00$Build-2</meta:generator>
  </office:meta>
</office:document-meta>
</file>